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325cm" draw:fill-color="#000000"/>
    </style:style>
    <style:style style:name="gr6" style:family="graphic" style:parent-style-name="standard">
      <style:graphic-properties draw:stroke="none" svg:stroke-width="0.325cm" draw:fill-color="#ffffff"/>
    </style:style>
    <style:style style:name="gr7" style:family="graphic" style:parent-style-name="standard">
      <style:graphic-properties draw:stroke="none" svg:stroke-width="0cm" draw:fill-color="#000000"/>
    </style:style>
    <style:style style:name="gr8" style:family="graphic" style:parent-style-name="standard">
      <style:graphic-properties draw:stroke="none" svg:stroke-width="0cm" draw:fill-color="#ffffff"/>
    </style:style>
  </office:automatic-styles>
  <office:body>
    <office:drawing>
      <draw:page draw:name="page1" draw:style-name="dp1" draw:master-page-name="Default">
        <draw:g>
          <draw:glue-point draw:id="4" svg:x="-3.867cm" svg:y="-5cm"/>
          <draw:glue-point draw:id="5" svg:x="5cm" svg:y="-5cm"/>
          <draw:glue-point draw:id="6" svg:x="0.566cm" svg:y="-5cm"/>
          <draw:glue-point draw:id="7" svg:x="-5cm" svg:y="5cm"/>
          <draw:glue-point draw:id="8" svg:x="3.872cm" svg:y="5cm"/>
          <draw:glue-point draw:id="9" svg:x="-0.564cm" svg:y="5cm"/>
          <draw:glue-point draw:id="10" svg:x="-5cm" svg:y="-3.934cm"/>
          <draw:glue-point draw:id="11" svg:x="-5cm" svg:y="0.532cm"/>
          <draw:glue-point draw:id="12" svg:x="5cm" svg:y="3.854cm"/>
          <draw:glue-point draw:id="13" svg:x="5cm" svg:y="-0.574cm"/>
          <draw:glue-point draw:id="14" svg:x="0.001cm" svg:y="-0.012cm"/>
          <draw:polygon draw:style-name="gr1" draw:layer="layout" svg:width="1.789cm" svg:height="1.787cm" svg:x="0cm" svg:y="0.213cm" svg:viewBox="0 0 1790 1788" draw:points="0,0 0,1788 1790,1788 1790,0">
            <text:p/>
          </draw:polygon>
          <draw:polygon draw:style-name="gr2" draw:layer="layout" svg:width="1.789cm" svg:height="1.787cm" svg:x="0cm" svg:y="0.213cm" svg:viewBox="0 0 1790 1788" draw:points="0,0 0,1788 1790,1788 1790,0">
            <text:p/>
          </draw:polygon>
          <draw:polygon draw:style-name="gr3" draw:layer="layout" svg:width="2.017cm" svg:height="0.213cm" svg:x="0cm" svg:y="0cm" svg:viewBox="0 0 2018 214" draw:points="0,214 228,0 2018,0 1790,214">
            <text:p/>
          </draw:polygon>
          <draw:polygon draw:style-name="gr2" draw:layer="layout" svg:width="2.017cm" svg:height="0.213cm" svg:x="0cm" svg:y="0cm" svg:viewBox="0 0 2018 214" draw:points="0,214 228,0 2018,0 1790,214">
            <text:p/>
          </draw:polygon>
          <draw:polygon draw:style-name="gr4" draw:layer="layout" svg:width="0.228cm" svg:height="1.984cm" svg:x="1.789cm" svg:y="0cm" svg:viewBox="0 0 229 1985" draw:points="0,213 229,0 229,1771 0,1985">
            <text:p/>
          </draw:polygon>
          <draw:polygon draw:style-name="gr2" draw:layer="layout" svg:width="0.228cm" svg:height="1.984cm" svg:x="1.789cm" svg:y="0cm" svg:viewBox="0 0 229 1985" draw:points="0,213 229,0 229,1771 0,1985">
            <text:p/>
          </draw:polygon>
          <draw:polygon draw:style-name="gr5" draw:layer="layout" svg:width="0.358cm" svg:height="0.671cm" svg:x="0.716cm" svg:y="1.23cm" svg:viewBox="0 0 359 672" draw:points="130,0 244,0 244,491 359,491 179,672 0,491 130,491">
            <text:p/>
          </draw:polygon>
          <draw:polygon draw:style-name="gr5" draw:layer="layout" svg:width="0.358cm" svg:height="0.671cm" svg:x="0.716cm" svg:y="1.23cm" svg:viewBox="0 0 359 672" draw:points="130,0 244,0 244,491 359,491 179,672 0,491 130,491">
            <text:p/>
          </draw:polygon>
          <draw:polygon draw:style-name="gr5" draw:layer="layout" svg:width="0.455cm" svg:height="0.606cm" svg:x="1.074cm" svg:y="1.132cm" svg:viewBox="0 0 456 607" draw:points="0,48 97,0 341,426 456,360 390,607 146,540 243,475">
            <text:p/>
          </draw:polygon>
          <draw:polygon draw:style-name="gr5" draw:layer="layout" svg:width="0.455cm" svg:height="0.606cm" svg:x="1.074cm" svg:y="1.132cm" svg:viewBox="0 0 456 607" draw:points="0,48 97,0 341,426 456,360 390,607 146,540 243,475">
            <text:p/>
          </draw:polygon>
          <draw:polygon draw:style-name="gr5" draw:layer="layout" svg:width="0.455cm" svg:height="0.606cm" svg:x="0.277cm" svg:y="1.132cm" svg:viewBox="0 0 456 607" draw:points="440,48 342,0 97,426 0,360 65,607 310,540 211,475 456,48">
            <text:p/>
          </draw:polygon>
          <draw:polygon draw:style-name="gr5" draw:layer="layout" svg:width="0.455cm" svg:height="0.606cm" svg:x="0.277cm" svg:y="1.132cm" svg:viewBox="0 0 456 607" draw:points="440,48 342,0 97,426 0,360 65,607 310,540 211,475 456,48">
            <text:p/>
          </draw:polygon>
          <draw:polygon draw:style-name="gr6" draw:layer="layout" svg:width="0.358cm" svg:height="0.672cm" svg:x="0.699cm" svg:y="1.213cm" svg:viewBox="0 0 359 673" draw:points="131,0 245,0 245,492 359,492 180,673 0,492 131,492">
            <text:p/>
          </draw:polygon>
          <draw:polygon draw:style-name="gr6" draw:layer="layout" svg:width="0.358cm" svg:height="0.672cm" svg:x="0.699cm" svg:y="1.213cm" svg:viewBox="0 0 359 673" draw:points="131,0 245,0 245,492 359,492 180,673 0,492 131,492">
            <text:p/>
          </draw:polygon>
          <draw:polygon draw:style-name="gr6" draw:layer="layout" svg:width="0.455cm" svg:height="0.607cm" svg:x="1.057cm" svg:y="1.114cm" svg:viewBox="0 0 456 608" draw:points="0,49 98,0 342,427 456,362 391,608 146,543 244,476">
            <text:p/>
          </draw:polygon>
          <draw:polygon draw:style-name="gr6" draw:layer="layout" svg:width="0.455cm" svg:height="0.607cm" svg:x="1.057cm" svg:y="1.114cm" svg:viewBox="0 0 456 608" draw:points="0,49 98,0 342,427 456,362 391,608 146,543 244,476">
            <text:p/>
          </draw:polygon>
          <draw:polygon draw:style-name="gr6" draw:layer="layout" svg:width="0.455cm" svg:height="0.607cm" svg:x="0.261cm" svg:y="1.114cm" svg:viewBox="0 0 456 608" draw:points="439,49 341,0 96,427 0,362 64,608 308,543 211,476 456,49">
            <text:p/>
          </draw:polygon>
          <draw:polygon draw:style-name="gr6" draw:layer="layout" svg:width="0.455cm" svg:height="0.607cm" svg:x="0.261cm" svg:y="1.114cm" svg:viewBox="0 0 456 608" draw:points="439,49 341,0 96,427 0,362 64,608 308,543 211,476 456,49">
            <text:p/>
          </draw:polygon>
          <draw:polygon draw:style-name="gr7" draw:layer="layout" svg:width="0.75cm" svg:height="0.748cm" svg:x="0.52cm" svg:y="0.414cm" svg:viewBox="0 0 751 749" draw:points="751,374 748,421 739,467 724,512 704,555 679,595 649,631 614,663 576,691 535,714 491,731 445,743 399,749 351,749 305,743 259,731 215,714 174,691 136,663 101,631 71,595 46,555 26,512 11,467 2,421 0,374 2,327 11,281 26,236 46,193 71,153 101,117 136,85 174,57 215,34 259,17 305,5 351,0 399,0 445,5 491,17 535,34 576,57 614,85 649,117 679,153 704,193 724,236 739,281 748,327 751,374 674,374 672,336 665,300 653,264 637,230 617,198 593,169 566,143 535,121 503,103 468,90 431,80 394,76 356,76 319,80 282,90 247,103 215,121 184,143 157,169 133,198 113,230 97,264 85,300 78,336 76,374 78,412 85,448 97,484 113,518 133,550 157,579 184,605 215,627 247,645 282,658 319,668 356,672 394,672 431,668 468,658 503,645 535,627 566,605 593,579 617,550 637,518 653,484 665,448 672,412 674,374">
            <text:p/>
          </draw:polygon>
          <draw:polygon draw:style-name="gr8" draw:layer="layout" svg:width="0.75cm" svg:height="0.748cm" svg:x="0.503cm" svg:y="0.397cm" svg:viewBox="0 0 751 749" draw:points="751,374 748,421 739,467 724,512 704,555 679,595 649,631 614,663 576,691 535,714 491,731 445,743 399,749 351,749 305,743 259,731 215,714 174,691 136,663 101,631 71,595 46,555 26,512 11,467 2,421 0,374 2,327 11,281 26,236 46,193 71,153 101,117 136,85 174,57 215,34 259,17 305,5 351,0 399,0 445,5 491,17 535,34 576,57 614,85 649,117 679,153 704,193 724,236 739,281 748,327 751,374 674,374 672,336 665,300 653,264 637,230 617,198 593,169 566,143 535,121 503,103 468,90 431,80 394,76 356,76 319,80 282,90 247,103 215,121 184,143 157,169 133,198 113,230 97,264 85,300 78,336 76,374 78,412 85,448 97,484 113,518 133,550 157,579 184,605 215,627 247,645 282,658 319,668 356,672 394,672 431,668 468,658 503,645 535,627 566,605 593,579 617,550 637,518 653,484 665,448 672,412 674,37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System controller</dc:title>
    <meta:creation-date>2011-02-07T16:43:41</meta:creation-date>
    <meta:editing-duration>P0D</meta:editing-duration>
    <meta:editing-cycles>1</meta:editing-cycles>
    <meta:document-statistic meta:object-count="21"/>
    <meta:generator>OpenOffice.org/3.3$Linux OpenOffice.org_project/330m20$Build-9567</meta:generator>
  </office:meta>
</office:document-meta>
</file>